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329a" officeooo:paragraph-rsid="0004886c"/>
    </style:style>
    <style:style style:name="P2" style:family="paragraph" style:parent-style-name="Standard">
      <style:text-properties officeooo:rsid="00066c46" officeooo:paragraph-rsid="00066c46"/>
    </style:style>
    <style:style style:name="P3" style:family="paragraph" style:parent-style-name="Standard">
      <style:text-properties officeooo:rsid="00079e29" officeooo:paragraph-rsid="00079e29"/>
    </style:style>
    <style:style style:name="P4" style:family="paragraph" style:parent-style-name="Standard">
      <style:text-properties officeooo:rsid="0008c619" officeooo:paragraph-rsid="0008c619"/>
    </style:style>
    <style:style style:name="P5" style:family="paragraph" style:parent-style-name="Standard">
      <style:text-properties officeooo:rsid="000c65f9" officeooo:paragraph-rsid="000c65f9"/>
    </style:style>
    <style:style style:name="P6" style:family="paragraph" style:parent-style-name="Standard">
      <style:text-properties officeooo:rsid="000e2603" officeooo:paragraph-rsid="000e2603"/>
    </style:style>
    <style:style style:name="P7" style:family="paragraph" style:parent-style-name="Standard">
      <style:text-properties officeooo:rsid="000ff45d" officeooo:paragraph-rsid="000ff45d"/>
    </style:style>
    <style:style style:name="P8" style:family="paragraph" style:parent-style-name="Standard">
      <style:text-properties officeooo:rsid="00114d59" officeooo:paragraph-rsid="00114d59"/>
    </style:style>
    <style:style style:name="P9" style:family="paragraph" style:parent-style-name="Standard">
      <style:paragraph-properties fo:text-align="center" style:justify-single-word="false"/>
      <style:text-properties officeooo:paragraph-rsid="0038da90"/>
    </style:style>
    <style:style style:name="P10" style:family="paragraph" style:parent-style-name="Standard">
      <style:paragraph-properties fo:text-align="start" style:justify-single-word="false"/>
      <style:text-properties officeooo:rsid="00393115" officeooo:paragraph-rsid="00393115"/>
    </style:style>
    <style:style style:name="P11" style:family="paragraph" style:parent-style-name="Standard">
      <style:paragraph-properties fo:text-align="start" style:justify-single-word="false"/>
      <style:text-properties officeooo:rsid="003a172f" officeooo:paragraph-rsid="003a172f"/>
    </style:style>
    <style:style style:name="P12" style:family="paragraph" style:parent-style-name="Standard">
      <style:paragraph-properties fo:text-align="start" style:justify-single-word="false"/>
      <style:text-properties officeooo:rsid="003ba1e6" officeooo:paragraph-rsid="003ba1e6"/>
    </style:style>
    <style:style style:name="P13" style:family="paragraph" style:parent-style-name="Text_20_body">
      <style:paragraph-properties fo:text-align="center" style:justify-single-word="false"/>
      <style:text-properties officeooo:paragraph-rsid="00114d59"/>
    </style:style>
    <style:style style:name="P14" style:family="paragraph" style:parent-style-name="Text_20_body">
      <style:paragraph-properties fo:text-align="start" style:justify-single-word="false"/>
      <style:text-properties officeooo:rsid="001296ec" officeooo:paragraph-rsid="001296ec"/>
    </style:style>
    <style:style style:name="P15" style:family="paragraph" style:parent-style-name="Text_20_body">
      <style:paragraph-properties fo:text-align="center" style:justify-single-word="false"/>
      <style:text-properties officeooo:rsid="001296ec" officeooo:paragraph-rsid="001296ec"/>
    </style:style>
    <style:style style:name="P16" style:family="paragraph" style:parent-style-name="Text_20_body">
      <style:paragraph-properties fo:text-align="start" style:justify-single-word="false"/>
      <style:text-properties officeooo:rsid="0017ca9a" officeooo:paragraph-rsid="0017ca9a"/>
    </style:style>
    <style:style style:name="P17" style:family="paragraph" style:parent-style-name="Text_20_body">
      <style:paragraph-properties fo:text-align="start" style:justify-single-word="false"/>
      <style:text-properties officeooo:rsid="0019b8c9" officeooo:paragraph-rsid="0019b8c9"/>
    </style:style>
    <style:style style:name="P18" style:family="paragraph" style:parent-style-name="Text_20_body">
      <style:paragraph-properties fo:text-align="start" style:justify-single-word="false"/>
      <style:text-properties officeooo:rsid="001e7eb5" officeooo:paragraph-rsid="001e7eb5"/>
    </style:style>
    <style:style style:name="P19" style:family="paragraph" style:parent-style-name="Text_20_body">
      <style:paragraph-properties fo:text-align="start" style:justify-single-word="false"/>
      <style:text-properties officeooo:rsid="001f38b1" officeooo:paragraph-rsid="001f38b1"/>
    </style:style>
    <style:style style:name="P20" style:family="paragraph" style:parent-style-name="Text_20_body">
      <style:paragraph-properties fo:text-align="start" style:justify-single-word="false"/>
      <style:text-properties officeooo:rsid="002ba079" officeooo:paragraph-rsid="00314afb"/>
    </style:style>
    <style:style style:name="P21" style:family="paragraph" style:parent-style-name="Text_20_body">
      <style:paragraph-properties fo:text-align="start" style:justify-single-word="false"/>
      <style:text-properties officeooo:rsid="002ba079" officeooo:paragraph-rsid="00349f3a"/>
    </style:style>
    <style:style style:name="P22" style:family="paragraph" style:parent-style-name="Text_20_body">
      <style:paragraph-properties fo:text-align="start" style:justify-single-word="false"/>
      <style:text-properties officeooo:rsid="0038da90" officeooo:paragraph-rsid="0038da90"/>
    </style:style>
    <style:style style:name="P23" style:family="paragraph" style:parent-style-name="Standard">
      <style:text-properties fo:font-style="normal" officeooo:rsid="0004886c" officeooo:paragraph-rsid="0004886c" style:font-style-asian="normal" style:font-style-complex="normal"/>
    </style:style>
    <style:style style:name="P24" style:family="paragraph" style:parent-style-name="Standard">
      <style:text-properties fo:font-style="normal" officeooo:rsid="00066c46" officeooo:paragraph-rsid="0004886c" style:font-style-asian="normal" style:font-style-complex="normal"/>
    </style:style>
    <style:style style:name="P25" style:family="paragraph" style:parent-style-name="Standard">
      <style:text-properties fo:font-style="normal" officeooo:rsid="00066c46" officeooo:paragraph-rsid="00066c46" style:font-style-asian="normal" style:font-style-complex="normal"/>
    </style:style>
    <style:style style:name="P26" style:family="paragraph" style:parent-style-name="Standard">
      <style:text-properties fo:font-style="normal" officeooo:rsid="00079e29" officeooo:paragraph-rsid="00066c46" style:font-style-asian="normal" style:font-style-complex="normal"/>
    </style:style>
    <style:style style:name="P27" style:family="paragraph" style:parent-style-name="Standard">
      <style:paragraph-properties fo:text-align="center" style:justify-single-word="false"/>
      <style:text-properties fo:font-style="normal" officeooo:rsid="00079e29" officeooo:paragraph-rsid="00079e29" style:font-style-asian="normal" style:font-style-complex="normal"/>
    </style:style>
    <style:style style:name="P28" style:family="paragraph" style:parent-style-name="Standard">
      <style:text-properties fo:font-style="normal" officeooo:rsid="00079e29" officeooo:paragraph-rsid="00079e29" style:font-style-asian="normal" style:font-style-complex="normal"/>
    </style:style>
    <style:style style:name="P29" style:family="paragraph" style:parent-style-name="Standard">
      <style:text-properties fo:font-style="normal" officeooo:rsid="0008c619" officeooo:paragraph-rsid="0008c619" style:font-style-asian="normal" style:font-style-complex="normal"/>
    </style:style>
    <style:style style:name="P30" style:family="paragraph" style:parent-style-name="Standard">
      <style:text-properties fo:font-style="normal" officeooo:rsid="000be90f" officeooo:paragraph-rsid="0008c619" style:font-style-asian="normal" style:font-style-complex="normal"/>
    </style:style>
    <style:style style:name="P31" style:family="paragraph" style:parent-style-name="Standard">
      <style:text-properties fo:font-style="normal" officeooo:rsid="000c65f9" officeooo:paragraph-rsid="000c65f9" style:font-style-asian="normal" style:font-style-complex="normal"/>
    </style:style>
    <style:style style:name="P32" style:family="paragraph" style:parent-style-name="Standard">
      <style:text-properties fo:font-style="normal" officeooo:rsid="000e5498" officeooo:paragraph-rsid="000e2603" style:font-style-asian="normal" style:font-style-complex="normal"/>
    </style:style>
    <style:style style:name="P33" style:family="paragraph" style:parent-style-name="Standard">
      <style:text-properties fo:font-style="normal" officeooo:rsid="00114d59" officeooo:paragraph-rsid="00114d59" style:font-style-asian="normal" style:font-style-complex="normal"/>
    </style:style>
    <style:style style:name="P34" style:family="paragraph" style:parent-style-name="Standard">
      <style:text-properties fo:font-style="normal" fo:font-weight="bold" officeooo:rsid="00079e29" officeooo:paragraph-rsid="00079e29" style:font-style-asian="normal" style:font-weight-asian="bold" style:font-style-complex="normal" style:font-weight-complex="bold"/>
    </style:style>
    <style:style style:name="P35" style:family="paragraph" style:parent-style-name="Standard">
      <style:text-properties fo:font-style="normal" fo:font-weight="bold" officeooo:rsid="000e2603" officeooo:paragraph-rsid="000e2603" style:font-style-asian="normal" style:font-weight-asian="bold" style:font-style-complex="normal" style:font-weight-complex="bold"/>
    </style:style>
    <style:style style:name="P36" style:family="paragraph" style:parent-style-name="Standard">
      <style:paragraph-properties fo:text-align="center" style:justify-single-word="false"/>
      <style:text-properties style:text-position="0% 100%" fo:font-style="normal" officeooo:rsid="0038da90" officeooo:paragraph-rsid="0038da90" style:font-style-asian="normal" style:font-style-complex="normal"/>
    </style:style>
    <style:style style:name="P37" style:family="paragraph" style:parent-style-name="Standard">
      <style:paragraph-properties fo:text-align="start" style:justify-single-word="false"/>
      <style:text-properties style:text-position="0% 100%" fo:font-style="normal" officeooo:rsid="00393115" officeooo:paragraph-rsid="00393115" style:font-style-asian="normal" style:font-style-complex="normal"/>
    </style:style>
    <style:style style:name="P38" style:family="paragraph" style:parent-style-name="Standard">
      <style:paragraph-properties fo:text-align="start" style:justify-single-word="false"/>
      <style:text-properties style:text-position="0% 100%" fo:font-style="normal" officeooo:rsid="003a172f" officeooo:paragraph-rsid="003a172f" style:font-style-asian="normal" style:font-style-complex="normal"/>
    </style:style>
    <style:style style:name="P39" style:family="paragraph" style:parent-style-name="Standard">
      <style:paragraph-properties fo:text-align="start" style:justify-single-word="false"/>
      <style:text-properties style:text-position="0% 100%" fo:font-style="normal" officeooo:rsid="003ba1e6" officeooo:paragraph-rsid="003ba1e6" style:font-style-asian="normal" style:font-style-complex="normal"/>
    </style:style>
    <style:style style:name="P40" style:family="paragraph" style:parent-style-name="Standard">
      <style:paragraph-properties fo:text-align="start" style:justify-single-word="false"/>
      <style:text-properties style:text-position="0% 100%" fo:font-style="normal" officeooo:rsid="0041fa87" officeooo:paragraph-rsid="0048ea64" style:font-style-asian="normal" style:font-style-complex="normal"/>
    </style:style>
    <style:style style:name="P41" style:family="paragraph" style:parent-style-name="Standard">
      <style:paragraph-properties fo:text-align="start" style:justify-single-word="false"/>
      <style:text-properties style:text-position="0% 100%" fo:font-style="normal" officeooo:rsid="0048ea64" officeooo:paragraph-rsid="0048ea64" style:font-style-asian="normal" style:font-style-complex="normal"/>
    </style:style>
    <style:style style:name="P42" style:family="paragraph" style:parent-style-name="Standard">
      <style:paragraph-properties fo:text-align="start" style:justify-single-word="false"/>
      <style:text-properties style:text-position="0% 100%" fo:font-style="normal" fo:font-weight="bold" officeooo:rsid="00393c73" officeooo:paragraph-rsid="00393c73" style:font-style-asian="normal" style:font-weight-asian="bold" style:font-style-complex="normal" style:font-weight-complex="bold"/>
    </style:style>
    <style:style style:name="P43" style:family="paragraph" style:parent-style-name="Standard">
      <style:paragraph-properties fo:text-align="start" style:justify-single-word="false"/>
      <style:text-properties officeooo:rsid="00443991" officeooo:paragraph-rsid="00443991"/>
    </style:style>
    <style:style style:name="P44" style:family="paragraph" style:parent-style-name="Standard">
      <style:paragraph-properties fo:text-align="start" style:justify-single-word="false"/>
      <style:text-properties officeooo:rsid="00545867" officeooo:paragraph-rsid="005462be"/>
    </style:style>
    <style:style style:name="P45" style:family="paragraph" style:parent-style-name="Standard">
      <style:text-properties fo:font-weight="bold" officeooo:rsid="0003329a" officeooo:paragraph-rsid="0003329a" style:font-weight-asian="bold" style:font-weight-complex="bold"/>
    </style:style>
    <style:style style:name="P46" style:family="paragraph" style:parent-style-name="Standard">
      <style:paragraph-properties fo:text-align="start" style:justify-single-word="false"/>
      <style:text-properties fo:font-weight="bold" officeooo:rsid="00545867" officeooo:paragraph-rsid="00545867" style:font-weight-asian="bold" style:font-weight-complex="bold"/>
    </style:style>
    <style:style style:name="P47" style:family="paragraph" style:parent-style-name="Text_20_body">
      <style:paragraph-properties fo:text-align="center" style:justify-single-word="false"/>
      <style:text-properties style:text-position="0% 100%" fo:font-style="normal" officeooo:rsid="001296ec" officeooo:paragraph-rsid="001296ec" style:font-style-asian="normal" style:font-style-complex="normal"/>
    </style:style>
    <style:style style:name="P48" style:family="paragraph" style:parent-style-name="Text_20_body">
      <style:paragraph-properties fo:text-align="start" style:justify-single-word="false"/>
      <style:text-properties style:text-position="0% 100%" fo:font-style="normal" officeooo:rsid="001632c8" officeooo:paragraph-rsid="001632c8" style:font-style-asian="normal" style:font-style-complex="normal"/>
    </style:style>
    <style:style style:name="P49" style:family="paragraph" style:parent-style-name="Text_20_body">
      <style:paragraph-properties fo:text-align="start" style:justify-single-word="false"/>
      <style:text-properties style:text-position="0% 100%" fo:font-style="normal" officeooo:rsid="0021d3ff" officeooo:paragraph-rsid="0021d3ff" style:font-style-asian="normal" style:font-style-complex="normal"/>
    </style:style>
    <style:style style:name="P50" style:family="paragraph" style:parent-style-name="Text_20_body">
      <style:paragraph-properties fo:text-align="start" style:justify-single-word="false"/>
      <style:text-properties style:text-position="0% 100%" fo:font-style="normal" officeooo:rsid="002ba079" officeooo:paragraph-rsid="002ba079" style:font-style-asian="normal" style:font-style-complex="normal"/>
    </style:style>
    <style:style style:name="P51" style:family="paragraph" style:parent-style-name="Text_20_body">
      <style:paragraph-properties fo:text-align="start" style:justify-single-word="false"/>
      <style:text-properties style:text-position="0% 100%" fo:font-style="normal" fo:font-weight="bold" officeooo:rsid="0019b8c9" officeooo:paragraph-rsid="0019b8c9" style:font-style-asian="normal" style:font-weight-asian="bold" style:font-style-complex="normal" style:font-weight-complex="bold"/>
    </style:style>
    <style:style style:name="P52" style:family="paragraph" style:parent-style-name="Text_20_body">
      <style:paragraph-properties fo:text-align="start" style:justify-single-word="false"/>
      <style:text-properties style:text-position="0% 100%" fo:font-style="normal" fo:font-weight="bold" officeooo:rsid="0021d3ff" officeooo:paragraph-rsid="0021d3ff" style:font-style-asian="normal" style:font-weight-asian="bold" style:font-style-complex="normal" style:font-weight-complex="bold"/>
    </style:style>
    <style:style style:name="P53" style:family="paragraph" style:parent-style-name="Text_20_body">
      <style:paragraph-properties fo:text-align="start" style:justify-single-word="false"/>
      <style:text-properties style:text-position="0% 100%" fo:font-style="normal" fo:font-weight="bold" officeooo:rsid="002ba079" officeooo:paragraph-rsid="002ba079" style:font-style-asian="normal" style:font-weight-asian="bold" style:font-style-complex="normal" style:font-weight-complex="bold"/>
    </style:style>
    <style:style style:name="P54" style:family="paragraph" style:parent-style-name="Text_20_body">
      <style:paragraph-properties fo:text-align="start" style:justify-single-word="false"/>
      <style:text-properties style:text-position="0% 100%" fo:font-style="normal" fo:font-weight="bold" officeooo:rsid="00338c7e" officeooo:paragraph-rsid="00338c7e" style:font-style-asian="normal" style:font-weight-asian="bold" style:font-style-complex="normal" style:font-weight-complex="bold"/>
    </style:style>
    <style:style style:name="P55" style:family="paragraph" style:parent-style-name="Text_20_body">
      <style:paragraph-properties fo:text-align="start" style:justify-single-word="false"/>
      <style:text-properties fo:font-weight="bold" officeooo:rsid="002a2a09" officeooo:paragraph-rsid="00517ef9" style:font-weight-asian="bold" style:font-weight-complex="bold"/>
    </style:style>
    <style:style style:name="P56" style:family="paragraph" style:parent-style-name="Text_20_body">
      <style:paragraph-properties fo:text-align="start" style:justify-single-word="false"/>
      <style:text-properties fo:font-weight="bold" officeooo:rsid="002ba079" officeooo:paragraph-rsid="00338328" style:font-weight-asian="bold" style:font-weight-complex="bold"/>
    </style:style>
    <style:style style:name="P57" style:family="paragraph" style:parent-style-name="Text_20_body">
      <style:paragraph-properties fo:text-align="start" style:justify-single-word="false"/>
      <style:text-properties fo:font-weight="bold" officeooo:rsid="00160502" officeooo:paragraph-rsid="00160502" style:font-weight-asian="bold" style:font-weight-complex="bold"/>
    </style:style>
    <style:style style:name="P58" style:family="paragraph" style:parent-style-name="Text_20_body">
      <style:paragraph-properties fo:text-align="start" style:justify-single-word="false"/>
      <style:text-properties officeooo:rsid="0021d3ff" officeooo:paragraph-rsid="0021d3ff"/>
    </style:style>
    <style:style style:name="P59" style:family="paragraph" style:parent-style-name="Text_20_body">
      <style:paragraph-properties fo:text-align="start" style:justify-single-word="false"/>
      <style:text-properties officeooo:rsid="00517a01" officeooo:paragraph-rsid="00517ef9"/>
    </style:style>
    <style:style style:name="P60" style:family="paragraph" style:parent-style-name="Text_20_body">
      <style:paragraph-properties fo:text-align="start" style:justify-single-word="false"/>
      <style:text-properties officeooo:rsid="0019b8c9" officeooo:paragraph-rsid="0019b8c9"/>
    </style:style>
    <style:style style:name="T1" style:family="text">
      <style:text-properties fo:font-style="italic" style:font-style-asian="italic" style:font-style-complex="italic"/>
    </style:style>
    <style:style style:name="T2" style:family="text">
      <style:text-properties fo:font-style="italic" officeooo:rsid="0004886c" style:font-style-asian="italic" style:font-style-complex="italic"/>
    </style:style>
    <style:style style:name="T3" style:family="text">
      <style:text-properties fo:font-style="italic" officeooo:rsid="000a681a" style:font-style-asian="italic" style:font-style-complex="italic"/>
    </style:style>
    <style:style style:name="T4" style:family="text">
      <style:text-properties fo:font-style="italic" officeooo:rsid="000ae2dc" style:font-style-asian="italic" style:font-style-complex="italic"/>
    </style:style>
    <style:style style:name="T5" style:family="text">
      <style:text-properties fo:font-style="italic" officeooo:rsid="000be90f" style:font-style-asian="italic" style:font-style-complex="italic"/>
    </style:style>
    <style:style style:name="T6" style:family="text">
      <style:text-properties fo:font-style="italic" officeooo:rsid="000e5498" style:font-style-asian="italic" style:font-style-complex="italic"/>
    </style:style>
    <style:style style:name="T7" style:family="text">
      <style:text-properties fo:font-style="italic" officeooo:rsid="001082f1"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04886c" style:font-style-asian="normal" style:font-style-complex="normal"/>
    </style:style>
    <style:style style:name="T10" style:family="text">
      <style:text-properties fo:font-style="normal" officeooo:rsid="00066c46" style:font-style-asian="normal" style:font-style-complex="normal"/>
    </style:style>
    <style:style style:name="T11" style:family="text">
      <style:text-properties fo:font-style="normal" officeooo:rsid="00079e29" style:font-style-asian="normal" style:font-style-complex="normal"/>
    </style:style>
    <style:style style:name="T12" style:family="text">
      <style:text-properties fo:font-style="normal" officeooo:rsid="000a681a" style:font-style-asian="normal" style:font-style-complex="normal"/>
    </style:style>
    <style:style style:name="T13" style:family="text">
      <style:text-properties fo:font-style="normal" officeooo:rsid="000ae2dc" style:font-style-asian="normal" style:font-style-complex="normal"/>
    </style:style>
    <style:style style:name="T14" style:family="text">
      <style:text-properties fo:font-style="normal" officeooo:rsid="000be90f" style:font-style-asian="normal" style:font-style-complex="normal"/>
    </style:style>
    <style:style style:name="T15" style:family="text">
      <style:text-properties fo:font-style="normal" officeooo:rsid="000e5498" style:font-style-asian="normal" style:font-style-complex="normal"/>
    </style:style>
    <style:style style:name="T16" style:family="text">
      <style:text-properties fo:font-style="normal" officeooo:rsid="000ff45d" style:font-style-asian="normal" style:font-style-complex="normal"/>
    </style:style>
    <style:style style:name="T17" style:family="text">
      <style:text-properties fo:font-style="normal" officeooo:rsid="001082f1" style:font-style-asian="normal" style:font-style-complex="normal"/>
    </style:style>
    <style:style style:name="T18" style:family="text">
      <style:text-properties fo:font-style="normal" fo:font-weight="bold" officeooo:rsid="0004886c" style:font-style-asian="normal" style:font-weight-asian="bold" style:font-style-complex="normal" style:font-weight-complex="bold"/>
    </style:style>
    <style:style style:name="T19" style:family="text">
      <style:text-properties style:text-position="sub 58%" fo:font-style="normal" style:font-style-asian="normal" style:font-style-complex="normal"/>
    </style:style>
    <style:style style:name="T20" style:family="text">
      <style:text-properties style:text-position="sub 58%" fo:font-style="normal" officeooo:rsid="000e5498" style:font-style-asian="normal" style:font-style-complex="normal"/>
    </style:style>
    <style:style style:name="T21" style:family="text">
      <style:text-properties style:text-position="sub 58%" fo:font-style="normal" officeooo:rsid="000ff45d" style:font-style-asian="normal" style:font-style-complex="normal"/>
    </style:style>
    <style:style style:name="T22" style:family="text">
      <style:text-properties style:text-position="sub 58%" fo:font-style="normal" officeooo:rsid="00114d59" style:font-style-asian="normal" style:font-style-complex="normal"/>
    </style:style>
    <style:style style:name="T23" style:family="text">
      <style:text-properties style:text-position="sub 58%" fo:font-style="normal" officeooo:rsid="00349f3a" style:font-style-asian="normal" style:font-style-complex="normal"/>
    </style:style>
    <style:style style:name="T24" style:family="text">
      <style:text-properties style:text-position="sub 58%" fo:font-style="normal" officeooo:rsid="0038da90" style:font-style-asian="normal" style:font-style-complex="normal"/>
    </style:style>
    <style:style style:name="T25" style:family="text">
      <style:text-properties style:text-position="0% 100%" fo:font-style="normal" style:font-style-asian="normal" style:font-style-complex="normal"/>
    </style:style>
    <style:style style:name="T26" style:family="text">
      <style:text-properties style:text-position="0% 100%" fo:font-style="normal" officeooo:rsid="00114d59" style:font-style-asian="normal" style:font-style-complex="normal"/>
    </style:style>
    <style:style style:name="T27" style:family="text">
      <style:text-properties style:text-position="0% 100%" fo:font-style="normal" officeooo:rsid="001632c8" style:font-style-asian="normal" style:font-style-complex="normal"/>
    </style:style>
    <style:style style:name="T28" style:family="text">
      <style:text-properties style:text-position="0% 100%" fo:font-style="normal" officeooo:rsid="00183c0a" style:font-style-asian="normal" style:font-style-complex="normal"/>
    </style:style>
    <style:style style:name="T29" style:family="text">
      <style:text-properties style:text-position="0% 100%" fo:font-style="normal" officeooo:rsid="0018d752" style:font-style-asian="normal" style:font-style-complex="normal"/>
    </style:style>
    <style:style style:name="T30" style:family="text">
      <style:text-properties style:text-position="0% 100%" fo:font-style="normal" officeooo:rsid="0018f09c" style:font-style-asian="normal" style:font-style-complex="normal"/>
    </style:style>
    <style:style style:name="T31" style:family="text">
      <style:text-properties style:text-position="0% 100%" fo:font-style="normal" officeooo:rsid="001aed4a" style:font-style-asian="normal" style:font-style-complex="normal"/>
    </style:style>
    <style:style style:name="T32" style:family="text">
      <style:text-properties style:text-position="0% 100%" fo:font-style="normal" officeooo:rsid="00226179" style:font-style-asian="normal" style:font-style-complex="normal"/>
    </style:style>
    <style:style style:name="T33" style:family="text">
      <style:text-properties style:text-position="0% 100%" fo:font-style="normal" officeooo:rsid="0023a7f6" style:font-style-asian="normal" style:font-style-complex="normal"/>
    </style:style>
    <style:style style:name="T34" style:family="text">
      <style:text-properties style:text-position="0% 100%" fo:font-style="normal" officeooo:rsid="0024bcfe" style:font-style-asian="normal" style:font-style-complex="normal"/>
    </style:style>
    <style:style style:name="T35" style:family="text">
      <style:text-properties style:text-position="0% 100%" fo:font-style="normal" officeooo:rsid="00271ed8" style:font-style-asian="normal" style:font-style-complex="normal"/>
    </style:style>
    <style:style style:name="T36" style:family="text">
      <style:text-properties style:text-position="0% 100%" fo:font-style="normal" officeooo:rsid="002d2af2" style:font-style-asian="normal" style:font-style-complex="normal"/>
    </style:style>
    <style:style style:name="T37" style:family="text">
      <style:text-properties style:text-position="0% 100%" fo:font-style="normal" officeooo:rsid="002e3c0a" style:font-style-asian="normal" style:font-style-complex="normal"/>
    </style:style>
    <style:style style:name="T38" style:family="text">
      <style:text-properties style:text-position="0% 100%" fo:font-style="normal" officeooo:rsid="002f7e63" style:font-style-asian="normal" style:font-style-complex="normal"/>
    </style:style>
    <style:style style:name="T39" style:family="text">
      <style:text-properties style:text-position="0% 100%" fo:font-style="normal" officeooo:rsid="00314afb" style:font-style-asian="normal" style:font-style-complex="normal"/>
    </style:style>
    <style:style style:name="T40" style:family="text">
      <style:text-properties style:text-position="0% 100%" fo:font-style="normal" officeooo:rsid="00326438" style:font-style-asian="normal" style:font-style-complex="normal"/>
    </style:style>
    <style:style style:name="T41" style:family="text">
      <style:text-properties style:text-position="0% 100%" fo:font-style="normal" officeooo:rsid="00338c7e" style:font-style-asian="normal" style:font-style-complex="normal"/>
    </style:style>
    <style:style style:name="T42" style:family="text">
      <style:text-properties style:text-position="0% 100%" fo:font-style="normal" officeooo:rsid="00349f3a" style:font-style-asian="normal" style:font-style-complex="normal"/>
    </style:style>
    <style:style style:name="T43" style:family="text">
      <style:text-properties style:text-position="0% 100%" fo:font-style="normal" officeooo:rsid="0038da90" style:font-style-asian="normal" style:font-style-complex="normal"/>
    </style:style>
    <style:style style:name="T44" style:family="text">
      <style:text-properties style:text-position="0% 100%" fo:font-style="normal" officeooo:rsid="003cc6e1" style:font-style-asian="normal" style:font-style-complex="normal"/>
    </style:style>
    <style:style style:name="T45" style:family="text">
      <style:text-properties style:text-position="0% 100%" fo:font-style="normal" officeooo:rsid="0043a743" style:font-style-asian="normal" style:font-style-complex="normal"/>
    </style:style>
    <style:style style:name="T46" style:family="text">
      <style:text-properties style:text-position="0% 100%" fo:font-style="normal" officeooo:rsid="00478b66" style:font-style-asian="normal" style:font-style-complex="normal"/>
    </style:style>
    <style:style style:name="T47" style:family="text">
      <style:text-properties style:text-position="0% 100%" fo:font-style="normal" officeooo:rsid="0048ea64" style:font-style-asian="normal" style:font-style-complex="normal"/>
    </style:style>
    <style:style style:name="T48" style:family="text">
      <style:text-properties style:text-position="0% 100%" fo:font-style="normal" officeooo:rsid="004d45d5" style:font-style-asian="normal" style:font-style-complex="normal"/>
    </style:style>
    <style:style style:name="T49" style:family="text">
      <style:text-properties style:text-position="0% 100%" fo:font-style="normal" fo:font-weight="bold" style:font-style-asian="normal" style:font-weight-asian="bold" style:font-style-complex="normal" style:font-weight-complex="bold"/>
    </style:style>
    <style:style style:name="T50" style:family="text">
      <style:text-properties style:text-position="0% 100%" fo:font-style="normal" fo:font-weight="bold" officeooo:rsid="001b2c75" style:font-style-asian="normal" style:font-weight-asian="bold" style:font-style-complex="normal" style:font-weight-complex="bold"/>
    </style:style>
    <style:style style:name="T51" style:family="text">
      <style:text-properties style:text-position="0% 100%" fo:font-style="italic" style:font-style-asian="italic" style:font-style-complex="italic"/>
    </style:style>
    <style:style style:name="T52" style:family="text">
      <style:text-properties style:text-position="0% 100%" fo:font-style="italic" officeooo:rsid="00183c0a" style:font-style-asian="italic" style:font-style-complex="italic"/>
    </style:style>
    <style:style style:name="T53" style:family="text">
      <style:text-properties style:text-position="0% 100%" fo:font-style="italic" officeooo:rsid="00226179" style:font-style-asian="italic" style:font-style-complex="italic"/>
    </style:style>
    <style:style style:name="T54" style:family="text">
      <style:text-properties style:text-position="0% 100%" fo:font-style="italic" officeooo:rsid="0023a7f6" style:font-style-asian="italic" style:font-style-complex="italic"/>
    </style:style>
    <style:style style:name="T55" style:family="text">
      <style:text-properties style:text-position="0% 100%" fo:font-style="italic" officeooo:rsid="002d2af2" style:font-style-asian="italic" style:font-style-complex="italic"/>
    </style:style>
    <style:style style:name="T56" style:family="text">
      <style:text-properties style:text-position="0% 100%" fo:font-style="italic" officeooo:rsid="002f7e63" style:font-style-asian="italic" style:font-style-complex="italic"/>
    </style:style>
    <style:style style:name="T57" style:family="text">
      <style:text-properties style:text-position="0% 100%" fo:font-style="italic" officeooo:rsid="00349f3a" style:font-style-asian="italic" style:font-style-complex="italic"/>
    </style:style>
    <style:style style:name="T58" style:family="text">
      <style:text-properties style:text-position="0% 100%" fo:font-style="italic" officeooo:rsid="003cc6e1" style:font-style-asian="italic" style:font-style-complex="italic"/>
    </style:style>
    <style:style style:name="T59" style:family="text">
      <style:text-properties officeooo:rsid="00478b66"/>
    </style:style>
    <style:style style:name="T60" style:family="text">
      <style:text-properties officeooo:rsid="0048ea64"/>
    </style:style>
    <style:style style:name="T61" style:family="text">
      <style:text-properties officeooo:rsid="0049fe01"/>
    </style:style>
    <style:style style:name="T62"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Methods and Metrics</text:p>
      <text:p text:style-name="P45"/>
      <text:p text:style-name="P1">To evaluate that catastrophic interference in word2vec models, we use homonyms as a way to do it. A homonym is a word that has different meanings in different contexts. For example, the word <text:span text:style-name="T1">pupil</text:span><text:span text:style-name="T8"> can be used to describe </text:span><text:span text:style-name="T9">the dark circular opening of the iris of the eye, or could refer to a student in school. As there is no clear explanation as to which is the dominant sense and which is the subordinate, it is hard to pin the meaning of this word to one specific interpretation. In the second case, the word </text:span><text:span text:style-name="T2">firm</text:span><text:span text:style-name="T9"> is usually used in the context of finance and business. This can be the </text:span><text:span text:style-name="T18">[write about how to we determine the dominant and subordinate sense]</text:span></text:p>
      <text:p text:style-name="P23"/>
      <text:p text:style-name="P1"><text:span text:style-name="T10">The basic idea behind CI is that models tend to weigh more on the things that were learned/seen recently, thereby overwriting the knowledge learned from their previous examples. In this case, while training a word2vec model, if it samples a subordinate sense of a word in the end, the location of this word would be centered in its subordinate context.</text:span><text:span text:style-name="T9"> </text:span><text:span text:style-name="T10">If it samples a dominant sense, the location would be in the dominant sense, thereby forgetting that a subordinate sense even exists.</text:span></text:p>
      <text:p text:style-name="P24"/>
      <text:p text:style-name="P25">To show that this is a real problem in word2vec models, we evaluated the model on two different data sets. Natural language corpus are an easy way to start, but it would hard to interpret the information we get from the results. To overcome that, we used a simple Elman-like artificial corpus where two meanings were incorporated into the same word, but was used in different contexts.</text:p>
      <text:p text:style-name="P25"/>
      <text:p text:style-name="P2"><text:span text:style-name="T8">In the artificial corpus, the polysemy induced word was </text:span><text:span text:style-name="T1">break.</text:span><text:span text:style-name="T8"> </text:span><text:span text:style-name="T11">There are two different types of sentences. </text:span></text:p>
      <text:p text:style-name="P26"/>
      <text:p text:style-name="P27">Man/woman break news/story and man/woman break glass/plate. </text:p>
      <text:p text:style-name="P28"/>
      <text:p text:style-name="P3"><text:span text:style-name="T8">In the first part, the word </text:span><text:span text:style-name="T1">break</text:span><text:span text:style-name="T8"> refers to breaking a story, as in “breaking news”. In the second sense, the word </text:span><text:span text:style-name="T1">break</text:span><text:span text:style-name="T8"> meaning breaking something literally, say a glass or a plate. Tests were conducted and the word2vec model was evaluated on this data, and it shows a lot of interference.</text:span></text:p>
      <text:p text:style-name="P28"/>
      <text:p text:style-name="P34">Artificial Corpus</text:p>
      <text:p text:style-name="P34"/>
      <text:p text:style-name="P4"><text:span text:style-name="T8">We have 6000 sentences sampled from a simple artificial language constructor which had “induced polysemy” on the word </text:span><text:span text:style-name="T1">break.</text:span><text:span text:style-name="T8"> <text:s/>The work break was scattered in almost equal proportions across both contexts. Since we know the clusters of these contexts prior, it was easy to formulate a simple distance metric.</text:span></text:p>
      <text:p text:style-name="P29"/>
      <text:p text:style-name="P29">The metric works as follows.</text:p>
      <text:p text:style-name="P29"/>
      <text:p text:style-name="P4"><text:span text:style-name="T8">Since there are two contexts, lets call them dinnerware (glass/plate) and news (news/story), when these are randomly passed through the model, the word </text:span><text:span text:style-name="T1">break</text:span><text:span text:style-name="T8"> should be situated in the center of both contexts. </text:span><text:span text:style-name="T12">To find the distance of the word </text:span><text:span text:style-name="T3">break</text:span><text:span text:style-name="T12"> between both the contexts, we can use a simple cosine to average the distances from the word</text:span><text:span text:style-name="T8"> </text:span><text:span text:style-name="T3">break</text:span><text:span text:style-name="T12"> to both the contexts. In other words, distance 1 would be the average of distances from </text:span><text:span text:style-name="T3">break </text:span><text:span text:style-name="T12">to </text:span><text:span text:style-name="T3">news</text:span><text:span text:style-name="T12"> and </text:span><text:span text:style-name="T3">story</text:span><text:span text:style-name="T12">, </text:span><text:span text:style-name="T13">and distance 2 would be the average of distances from </text:span><text:span text:style-name="T4">break</text:span><text:span text:style-name="T13"> to </text:span><text:span text:style-name="T4">glass</text:span><text:span text:style-name="T13"> and </text:span><text:span text:style-name="T4">plate</text:span><text:span text:style-name="T13">. </text:span><text:span text:style-name="T14">When the data are randomly sampled across </text:span><text:span text:style-name="T5">N</text:span><text:span text:style-name="T14"> different runs, ideally, 50% of the time this should one context over the other, and vice-versa.</text:span></text:p>
      <text:p text:style-name="P30"/>
      <text:p text:style-name="P5"><text:soft-page-break/><text:span text:style-name="T14">B</text:span><text:span text:style-name="T8">ased on the hypothesis that catastrophic interference is a real problem in these models, if we order the <text:s text:c="2"/>sentences based on one context first and the other second, these 50-50 proportions will not hold. It would favor the recent topic more.</text:span></text:p>
      <text:p text:style-name="P31"/>
      <text:p text:style-name="P35">Mathematical Formulation.</text:p>
      <text:p text:style-name="P35"/>
      <text:p text:style-name="P6"><text:span text:style-name="T8">Let </text:span><text:span text:style-name="T6">P</text:span><text:span text:style-name="T8"> be the polyseme (</text:span><text:span text:style-name="T1">break</text:span><text:span text:style-name="T8">). </text:span><text:span text:style-name="T15">Let W1</text:span><text:span text:style-name="T20">c1</text:span><text:span text:style-name="T15"> and W2</text:span><text:span text:style-name="T20">c1</text:span><text:span text:style-name="T15"> be the words that belong to the cluster (context) 1, or in this cases, the dinnerware context. </text:span><text:span text:style-name="T16">Let W1</text:span><text:span text:style-name="T21">c2</text:span><text:span text:style-name="T16"> and W2</text:span><text:span text:style-name="T21">c2</text:span><text:span text:style-name="T16"> be the words that belong to the news context.</text:span><text:span text:style-name="T15"> </text:span></text:p>
      <text:p text:style-name="P32"/>
      <text:p text:style-name="P7"><text:span text:style-name="T15">I</text:span><text:span text:style-name="T8">n any given run, two distances are calculated, D</text:span><text:span text:style-name="T19">1</text:span><text:span text:style-name="T8"> and D</text:span><text:span text:style-name="T19">2</text:span><text:span text:style-name="T8">.</text:span><text:span text:style-name="T17"> These distances are the mean of the cosine from </text:span><text:span text:style-name="T7">P</text:span><text:span text:style-name="T17"> to the words in each context.</text:span></text:p>
      <text:p text:style-name="P7"/>
      <text:p text:style-name="P8"><text:span text:style-name="T17">I</text:span><text:span text:style-name="T8">n other words,</text:span></text:p>
      <text:p text:style-name="P33"/>
      <text:p text:style-name="P13"><text:span text:style-name="T8">D</text:span><text:span text:style-name="T19">1 </text:span><text:span text:style-name="T25">= </text:span><text:span text:style-name="T26">average (</text:span><text:span text:style-name="T25">cosine (P, W1</text:span><text:span text:style-name="T19">c1</text:span><text:span text:style-name="T26">), cosine (P, W2</text:span><text:span text:style-name="T22">c1</text:span><text:span text:style-name="T26">))</text:span></text:p>
      <text:p text:style-name="P13"><text:span text:style-name="T26">D</text:span><text:span text:style-name="T22">2 </text:span><text:span text:style-name="T26">= average (cosine (P, W1</text:span><text:span text:style-name="T22">c2</text:span><text:span text:style-name="T26">), cosine (P, W2</text:span><text:span text:style-name="T22">c2</text:span><text:span text:style-name="T26">))</text:span></text:p>
      <text:p text:style-name="P14"><text:span text:style-name="T26">I</text:span><text:span text:style-name="T25">n any run, the condition is treated as follows. </text:span></text:p>
      <text:p text:style-name="P15"><text:span text:style-name="T25">If D</text:span><text:span text:style-name="T19">1 </text:span><text:span text:style-name="T25">&gt;= D</text:span><text:span text:style-name="T19">2</text:span><text:span text:style-name="T25">, favor context 1</text:span></text:p>
      <text:p text:style-name="P47">else favor context 2</text:p>
      <text:p text:style-name="P57"><text:span text:style-name="T25">Natural Language </text:span><text:span text:style-name="T27">Corpus</text:span></text:p>
      <text:p text:style-name="P48">Since we saw this phenomena clearly in the artificial language, the next step would be to expand the evaluation to the natural language.</text:p>
      <text:p text:style-name="P16"><text:span text:style-name="T25">For this step, we consider the TASA corpus. TASA corpus has eight different topics (LanguageArts, Health, HomoEconomics, IndustrialArts, Science, SocialStudies, Business, and Miscellanous). </text:span><text:span text:style-name="T28">The good thing about this corpus is that it is easy of find homonyms across these topics. For example, the word </text:span><text:span text:style-name="T52">pupil</text:span><text:span text:style-name="T28"> has 25 occurrences in the science documents referring to the eye, and the same word has 24 occurrences in the social studies documents referring to </text:span><text:span text:style-name="T29">studen</text:span><text:span text:style-name="T30">ts in school.</text:span></text:p>
      <text:p text:style-name="P17"><text:span text:style-name="T30">N</text:span><text:span text:style-name="T25">orms were downloaded from Blair Armstrong and there are </text:span><text:span text:style-name="T49">[add nu</text:span><text:span text:style-name="T50">mb</text:span><text:span text:style-name="T49">er here]</text:span><text:span text:style-name="T25"> homonyms in the English language. Before we go into the words testing for and etc., we would like to elaborate on the evaluation procedure and the metrics used.</text:span></text:p>
      <text:p text:style-name="P51">Evaluation Procedure</text:p>
      <text:p text:style-name="P17"><text:span text:style-name="T25">Since we already knew from the previous results (artificial corpus) that this phenomena exists, the next logical step was to show that this phenomena is stable, </text:span><text:span text:style-name="T31">and not just random</text:span><text:span text:style-name="T25">. </text:span><text:span text:style-name="T31">Therefore, we created a simple evaluation procedure that tests the stability of this phenomena in natural language. </text:span></text:p>
      <text:p text:style-name="P18"><text:span text:style-name="T31">T</text:span><text:span text:style-name="T25">he procedure is </text:span><text:span text:style-name="T49">tentatively</text:span><text:span text:style-name="T25"> called as Base </text:span><text:span text:style-name="T48">Run</text:span><text:span text:style-name="T25"> vs. Comparison </text:span><text:span text:style-name="T46">Block.</text:span></text:p>
      <text:p text:style-name="P19"><text:span text:style-name="T25">Before we describe the procedure, lets introduce a couple of terms here. A base run is a single run with a predefined ordering of the two topics in hand (random, topic 1 second, and topic 2 second). </text:span><text:span text:style-name="T46">A</text:span><text:span text:style-name="T25"> </text:span><text:soft-page-break/><text:span text:style-name="T25">comparison </text:span><text:span text:style-name="T46">block</text:span><text:span text:style-name="T25"> </text:span><text:span text:style-name="T46">has three</text:span><text:span text:style-name="T25"> different runs with different orderings of data, </text:span><text:span text:style-name="T46">but with same initializations, </text:span><text:span text:style-name="T25"><text:s/>with which the base run is compared.</text:span></text:p>
      <text:p text:style-name="P52">What does this tell us?</text:p>
      <text:p text:style-name="P49">When the base run is the random ordering of the topics, and we compare it to <text:span text:style-name="T59">a block that has </text:span>three different runs <text:s/>– randomly ordered, topic one recent, and topic two recent, <text:span text:style-name="T59">with the same initializations, </text:span>the “overlap” of the neighbors of the homonym should be high to the random run. This makes an intuitive evaluation sense when the base run is pre-ordered with topic one or two recent. For example, the procedure works as follows.</text:p>
      <text:p text:style-name="P58"><text:span text:style-name="T25">Consider the word </text:span><text:span text:style-name="T51">pupil</text:span><text:span text:style-name="T25">, which as discussed earlier has different meanings in different contexts. </text:span><text:span text:style-name="T46">Let’s say that t</text:span><text:span text:style-name="T32">he base run in this context </text:span><text:span text:style-name="T46">is </text:span><text:span text:style-name="T32">science documents followed by social studies documents. Therefore, the neighbors of the word should be closer to the recent topic. To show that this is not just random, we compare the neighbors of this base run to </text:span><text:span text:style-name="T46">a comparison block that comprises of </text:span><text:span text:style-name="T32"><text:s/>three different runs. To make it more clear, a base run is done only once. Once we have the base run, we store the </text:span><text:span text:style-name="T53">N</text:span><text:span text:style-name="T32"> number of neighbors from the homonym </text:span><text:span text:style-name="T53">P </text:span><text:span text:style-name="T32">(more on that later). </text:span><text:span text:style-name="T33">A comparison </text:span><text:span text:style-name="T46">block</text:span><text:span text:style-name="T33"> has three </text:span><text:span text:style-name="T46">different </text:span><text:span text:style-name="T33">orderings, and these are done </text:span><text:span text:style-name="T54">C</text:span><text:span text:style-name="T33"> times </text:span><text:span text:style-name="T34">( C <text:s/>= 50/100) </text:span><text:span text:style-name="T46">with different initializations</text:span><text:span text:style-name="T33">. </text:span><text:span text:style-name="T35">The method is shown in the illustration below.</text:span></text:p>
      <text:p text:style-name="P55"><text:span text:style-name="T35">[</text:span><text:span text:style-name="T25">Draw a diagram of base run (two circles representing clusters and a point representing the homonym) vs. comparison runs (one – random run with two circles and the word in the center, two- topic 1 second with two circles and the word in the center of topic 1, and three – topic 2 second with two circles and the word in the center of topic 2)]</text:span></text:p>
      <text:p text:style-name="P59"><text:span text:style-name="T62">[Insert Figure1.jpg]</text:span></text:p>
      <text:p text:style-name="P50">To evaluate the effectiveness of this procedure, we need an evaluation metric. Here, we define an evaluation metric.</text:p>
      <text:p text:style-name="P53">Evaluation Metric</text:p>
      <text:p text:style-name="P20"><text:span text:style-name="T25">The metric is tentatively called </text:span><text:span text:style-name="T51">overlap</text:span><text:span text:style-name="T25">, and it is just a simple intersection over union. Consider one simple base vs. comparison </text:span><text:span text:style-name="T46">block</text:span><text:span text:style-name="T25">. Let’s assume that the base run is random ordering in this case </text:span><text:span text:style-name="T36">and we collected the top-k closest words from the homonym </text:span><text:span text:style-name="T55">P. </text:span><text:span text:style-name="T36"><text:s/></text:span><text:span text:style-name="T37">Now for each </text:span><text:span text:style-name="T47">run in the </text:span><text:span text:style-name="T37">comparison </text:span><text:span text:style-name="T47">block</text:span><text:span text:style-name="T37">, </text:span><text:span text:style-name="T38">we collected the top-k closest words from </text:span><text:span text:style-name="T56">P</text:span><text:span text:style-name="T38">.</text:span><text:span text:style-name="T56"> </text:span><text:span text:style-name="T38">When we check this metric by doing three comparisons for each run (base random vs. comparison random, base random vs. comparison topic one second, and base random vs. comparison topic two second). </text:span><text:span text:style-name="T39">According to our intuitions and previous results, the highest overlap for the comparison runs should be the comparison to the base run. In other words, if topic one second is the base run, the overlap should be the highest for topic one second, followed by random and topic two second. An illustration is shown below to make things easier.</text:span></text:p>
      <text:p text:style-name="P56"><text:span text:style-name="T40">[Draw a diagram of the overlap order. Left side: Base run, with point in topic 1. Right Side: Top image – point in topic 1, followed by point in the center, and point in topic 2 (illustrating that overlap decreases as interference increases]</text:span><text:span text:style-name="T38"> </text:span></text:p>
      <text:p text:style-name="P54"><text:soft-page-break/>Mathematical Formulation.</text:p>
      <text:p text:style-name="P21"><text:span text:style-name="T41">As earlier, let P be the homonym under consideration. </text:span><text:span text:style-name="T42">Let </text:span><text:span text:style-name="T57">k</text:span><text:span text:style-name="T42"> be the number of neighbors</text:span><text:span text:style-name="T38">. </text:span><text:span text:style-name="T42">The neighbors of the base run are denoted by B</text:span><text:span text:style-name="T23">1...k</text:span><text:span text:style-name="T42">. Since there are three different comparison runs, we denote the with three different subscripts. C</text:span><text:span text:style-name="T23">random[1…k]</text:span><text:span text:style-name="T37"> </text:span><text:span text:style-name="T42">is the k neighbors of P for the comparison run who ordering is random. C</text:span><text:span text:style-name="T23">topic1recent[1…k] </text:span><text:span text:style-name="T42">is the k neighbors of P for topic one recent comparison run, and C</text:span><text:span text:style-name="T23">topic2recent[1...k]</text:span><text:span text:style-name="T42"> for topic two recent comparison run.</text:span></text:p>
      <text:p text:style-name="P22"><text:span text:style-name="T42">A </text:span><text:span text:style-name="T25">simple “run” is evaluated with three different comparisons, so, </text:span></text:p>
      <text:p text:style-name="P9"><text:span text:style-name="T25">EvalVal</text:span><text:span text:style-name="T19">1 </text:span><text:span text:style-name="T25">= overlap(B</text:span><text:span text:style-name="T19">1...k</text:span><text:span text:style-name="T25">, </text:span><text:span text:style-name="T42">C</text:span><text:span text:style-name="T23">random[1…k]</text:span><text:span text:style-name="T43">)</text:span><text:span text:style-name="T25"> </text:span></text:p>
      <text:p text:style-name="P9"><text:span text:style-name="T25"><text:s text:c="4"/>EvalVal</text:span><text:span text:style-name="T24">2</text:span><text:span text:style-name="T19"> </text:span><text:span text:style-name="T25">= overlap(B</text:span><text:span text:style-name="T19">1...k</text:span><text:span text:style-name="T25">, </text:span><text:span text:style-name="T42">C</text:span><text:span text:style-name="T24">topic1recent</text:span><text:span text:style-name="T23">[1…k]</text:span><text:span text:style-name="T43">)</text:span><text:span text:style-name="T25"> </text:span></text:p>
      <text:p text:style-name="P9"><text:span text:style-name="T25"><text:s text:c="3"/>EvalVal</text:span><text:span text:style-name="T24">3</text:span><text:span text:style-name="T19"> </text:span><text:span text:style-name="T25">= overlap(B</text:span><text:span text:style-name="T19">1...k</text:span><text:span text:style-name="T25">, </text:span><text:span text:style-name="T42">C</text:span><text:span text:style-name="T24">topic2recent</text:span><text:span text:style-name="T23">[1…k]</text:span><text:span text:style-name="T43">)</text:span></text:p>
      <text:p text:style-name="P36"/>
      <text:p text:style-name="P10"><text:span text:style-name="T43">I</text:span><text:span text:style-name="T25">f the base run is random, then EvalVal</text:span><text:span text:style-name="T19">1</text:span><text:span text:style-name="T25"> should be higher across all the runs. If the base run is topic 1 recent ordered, then EvalVal</text:span><text:span text:style-name="T19">2</text:span><text:span text:style-name="T25"> should be higher across all the runs, and vice-versa for EvalVal</text:span><text:span text:style-name="T19">3</text:span><text:span text:style-name="T25">.</text:span></text:p>
      <text:p text:style-name="P37"/>
      <text:p text:style-name="P42">Selecting the Value of k.</text:p>
      <text:p text:style-name="P42"/>
      <text:p text:style-name="P11"><text:span text:style-name="T25">One of the important things to do is to select the number of neighbors we want to consider from each word </text:span><text:span text:style-name="T51">P</text:span><text:span text:style-name="T25">. This is an important part of the argument because if there is an unbalanced case (which happens more) where there are clear dominant and subordinate senses, but we sampled subordinate sense second, it is important to know the extent or reach of this effect.</text:span></text:p>
      <text:p text:style-name="P38"/>
      <text:p text:style-name="P12"><text:span text:style-name="T25">After different tests, we selected our </text:span><text:span text:style-name="T51">k</text:span><text:span text:style-name="T25"> to be 300. </text:span><text:span text:style-name="T44">But just selecting the number of neighbors as 300 does not give information about the “reach” of the interference. Therefore, we consider three cases here – the first hundred words (k=100), the first two hundred words (k=200), and the first three hundred words (k=300). Here, “first” refers to the words closest in terms of similarity from </text:span><text:span text:style-name="T58">P</text:span><text:span text:style-name="T44">.</text:span><text:span text:style-name="T25"> <text:s/></text:span></text:p>
      <text:p text:style-name="P39"/>
      <text:p text:style-name="P40">One thing that this type of evaluation does not consider explicitly is the extent of the impact. <text:span text:style-name="T60">For example, when there is a clear distinction between the dominant and subordinate senses of a word, it might be possible that the ordering has not effected the closest words to that. Therefore, if we take the closest words in this case, it would still lean a bit towards the dominant sense. But if we look deeper into this, we are clearly considering the first 100 words again while calculating the overlap over 300 words, which could lead to a bias in estimating the value.</text:span></text:p>
      <text:p text:style-name="P40"/>
      <text:p text:style-name="P41">To tackle that bias, <text:span text:style-name="T61">we introduce two more conditions. The first condition would consider the 100-200 closest words, and the second would be 200-300. Now we have definite bins of words and when we check for overlap on these bins, we will be able to get a clear estimate as to how far this interference is.</text:span></text:p>
      <text:p text:style-name="P40"/>
      <text:p text:style-name="P43"><text:span text:style-name="T45">T</text:span><text:span text:style-name="T25">he five cases are k = 1 to 100, k = 1 to 200, k = 1 to 300, k = 100 – 200, and k = 200 – 300.</text:span></text:p>
      <text:p text:style-name="P43"><text:span text:style-name="T25"/></text:p>
      <text:p text:style-name="P46"><text:span text:style-name="T25">Equal and Unequal word selection</text:span></text:p>
      <text:p text:style-name="P46"><text:span text:style-name="T25"/></text:p>
      <text:p text:style-name="P44"><text:span text:style-name="T25">Based on the list of homonyms, we manually went through all the sentences in various topics and short-listed 18 words that had a clear sense distinction across two different topics. We had a simple heuristic for setting a word in equal usage bin or unequal one. If the occurrence of word W is more than twice in one topic compared to the other, then it is an unequal usage. Otherwise, equal.</text:span></text:p>
      <text:p text:style-name="P44"><text:span text:style-name="T25"/></text:p>
      <text:p text:style-name="P44"><text:soft-page-break/><text:span text:style-name="T25"><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5T16:48:01.164666144</meta:creation-date>
    <dc:date>2017-12-17T19:21:15.100038043</dc:date>
    <meta:editing-duration>PT5H50M2S</meta:editing-duration>
    <meta:editing-cycles>71</meta:editing-cycles>
    <meta:generator>LibreOffice/5.1.6.2$Linux_X86_64 LibreOffice_project/10m0$Build-2</meta:generator>
    <meta:document-statistic meta:table-count="0" meta:image-count="0" meta:object-count="0" meta:page-count="5" meta:paragraph-count="54" meta:word-count="1962" meta:character-count="11366" meta:non-whitespace-character-count="9423"/>
  </office:meta>
</office:document-meta>
</file>